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0.01pt"/>
    </style:style>
    <style:style style:name="co2" style:family="table-column">
      <style:table-column-properties fo:break-before="auto" style:column-width="790.61pt"/>
    </style:style>
    <style:style style:name="ro1" style:family="table-row">
      <style:table-row-properties style:row-height="14.4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121"/>
    <style:style style:name="ce2" style:family="table-cell" style:parent-style-name="Default" style:data-style-name="N0"/>
    <style:style style:name="ce3" style:family="table-cell" style:parent-style-name="Default" style:data-style-name="N122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Blad1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1" table:number-columns-repeated="1021" table:default-cell-style-name="ce2"/>
        <table:table-row table:style-name="ro1">
          <table:table-cell table:style-name="ce1" office:value-type="date" office:date-value="2016-08-22" calcext:value-type="date">
            <text:p>22-Aug</text:p>
          </table:table-cell>
          <table:table-cell table:style-name="ce3" office:value-type="time" office:time-value="PT05H00M00S" calcext:value-type="time">
            <text:p>5:00</text:p>
          </table:table-cell>
          <table:table-cell office:value-type="string" calcext:value-type="string">
            <text:p>Slides doorgewerkt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8-23" calcext:value-type="date">
            <text:p>23-Au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per doorlezen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8-24" calcext:value-type="date">
            <text:p>24-Au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per doorlezen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8-25" calcext:value-type="date">
            <text:p>25-Au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zig met 4-connectedness en irreducible triangulation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8-26" calcext:value-type="date">
            <text:p>26-Aug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8-27" calcext:value-type="date">
            <text:p>27-Aug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8-28" calcext:value-type="date">
            <text:p>28-Aug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8-29" calcext:value-type="date">
            <text:p>29-Au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rschreven 4-connected etc.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8-30" calcext:value-type="date">
            <text:p>30-Au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Kort bekijken van He(REL -&gt; dual) en zelf psuedo (3,3) probren te vinden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8-31" calcext:value-type="date">
            <text:p>31-Au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denken correcntes proof Fusy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01" calcext:value-type="date">
            <text:p>1-Se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itschrijven corretness proof tot E2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02" calcext:value-type="date">
            <text:p>2-Se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rretness proof af (maar nog slordig)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03" calcext:value-type="date">
            <text:p>3-Sep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9-04" calcext:value-type="date">
            <text:p>4-Sep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9-05" calcext:value-type="date">
            <text:p>5-Se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alpha orientations + trying out igraph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06" calcext:value-type="date">
            <text:p>6-Se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eting + collect questions + make rinzma graph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07" calcext:value-type="date">
            <text:p>7-Sep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9-08" calcext:value-type="date">
            <text:p>8-Sep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9-09" calcext:value-type="date">
            <text:p>9-Sep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9-10" calcext:value-type="date">
            <text:p>10-Sep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9-11" calcext:value-type="date">
            <text:p>11-Se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owing that (2,inft) is necesarry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12" calcext:value-type="date">
            <text:p>12-Se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inking about algo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13" calcext:value-type="date">
            <text:p>13-Se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eting, fight with jabref, organise todo's in mindmap, wrote problem description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14" calcext:value-type="date">
            <text:p>14-Se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inking about scafolds and fixing corner assignments/ making scafold offical</text:p>
          </table:table-cell>
          <table:table-cell table:number-columns-repeated="1021"/>
        </table:table-row>
        <table:table-row table:style-name="ro2">
          <table:table-cell table:style-name="ce1" office:value-type="date" office:date-value="2016-09-15" calcext:value-type="date">
            <text:p>15-Se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riting out scafold proof and creating images, tought up horizontal one-sided as modification of the Fusy algorithm</text:p>
          </table:table-cell>
          <table:table-cell table:number-columns-repeated="1021"/>
        </table:table-row>
        <table:table-row table:style-name="ro2">
          <table:table-cell table:style-name="ce1" office:value-type="date" office:date-value="2016-09-16" calcext:value-type="date">
            <text:p>16-Se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 gefrut</text:p>
          </table:table-cell>
          <table:table-cell table:number-columns-repeated="1021"/>
        </table:table-row>
        <table:table-row table:style-name="ro2">
          <table:table-cell table:style-name="ce1" office:value-type="date" office:date-value="2016-09-17" calcext:value-type="date">
            <text:p>17-Se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written part on connectedness of both plane triangulations and triangullations of the kgon, formalized theorhems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18" calcext:value-type="date">
            <text:p>18-Se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-se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rmalized horizonatl onsided sweepline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Meeting, + voorbereiden + lezen kuster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Did an awfull lot of reading (paper and <text:s/>thesis of kusters), papier opruimen</text:p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ading of paper kusters and wrong paper Yeap et al</text:p>
          </table:table-cell>
          <table:table-cell table:number-columns-repeated="102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Edit problem description .5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arting up, thinking about red algorithm, how to handle kusters and yeap lind moves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usters graphs, kloten met ipe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Thinking about algo for red, assuming no $C4$, trying to handle c4</text:p>
          </table:table-cell>
          <table:table-cell table:number-columns-repeated="102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utten met IP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pe plaatjes gemaakt, voorbereiden gesprek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oorbereeiden gesprek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een kut gedaan</text:p>
          </table:table-cell>
          <table:table-cell table:number-columns-repeated="1021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Begonnen aan bewijs uitshcrijven, template en preamble, notatie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lk <text:s/>beschreven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Herorganiseren algo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Nadenken over algo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riting out the red algo. Up to the recursion. Still have to show the result is (1,\infty) red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etin 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riting out red proof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ttle bit off red proof, schiet nietecht op. Workflow omgegeooid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revising work so far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vising, spliting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rst version to be read by Bettina and kevin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Meeting, prepare meeting, getting back into 4-cycles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nt he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6,5</text:p>
          </table:table-cell>
          <table:table-cell office:value-type="string" calcext:value-type="string">
            <text:p>KantHe and thinking about 4cycles</text:p>
          </table:table-cell>
          <table:table-cell table:number-columns-repeated="102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deling with tex and atom, more about 4cycles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6,5</text:p>
          </table:table-cell>
          <table:table-cell office:value-type="string" calcext:value-type="string">
            <text:p>Thinking about 4-cycles, found counterexample!!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Beetje schrijven. Intensiee dag met rijles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riting about rectangular duals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Kutdag</text:p>
          </table:table-cell>
          <table:table-cell table:number-columns-repeated="102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eeting, herschrijven hoofdstuk 5 richting klotelemm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rijven rel’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inking about unified algo</text:p>
          </table:table-cell>
          <table:table-cell table:number-columns-repeated="1021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Thinking about unified algo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utdag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ified algo, fences are a bitch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number-columns-repeated="2" office:value-type="string" calcext:value-type="string">
            <text:p>Aan game gewerk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Weg met team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Weg met team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Weg met team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Weg met team</text:p>
          </table:table-cell>
          <table:table-cell table:number-columns-repeated="1020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inking about undifiend algo, some kind of entomb and flip aproach</text:p>
          </table:table-cell>
          <table:table-cell office:value-type="string" calcext:value-type="string">
            <text:p>Assement gedaan</text:p>
          </table:table-cell>
          <table:table-cell table:number-columns-repeated="1020"/>
        </table:table-row>
        <table:table-row table:style-name="ro2"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string" calcext:value-type="string">
            <text:p>Schrijven vooral definities en plaatjes voor flips</text:p>
          </table:table-cell>
          <table:table-cell office:value-type="string" calcext:value-type="string">
            <text:p>lunclezing</text:p>
          </table:table-cell>
          <table:table-cell table:number-columns-repeated="102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riting, removing large curls</text:p>
          </table:table-cell>
          <table:table-cell office:value-type="string" calcext:value-type="string">
            <text:p>Rijles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riting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TODO think about splits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Nakijken, Pas om 5 uur naar bed :(</text:p>
          </table:table-cell>
          <table:table-cell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riting unified algo</text:p>
          </table:table-cell>
          <table:table-cell office:value-type="string" calcext:value-type="string">
            <text:p>Nakijken, uitslapen</text:p>
          </table:table-cell>
          <table:table-cell table:number-columns-repeated="102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eting, reading draft unified</text:p>
          </table:table-cell>
          <table:table-cell office:value-type="string" calcext:value-type="string">
            <text:p>College geven</text:p>
          </table:table-cell>
          <table:table-cell table:number-columns-repeated="1020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  <table:table-cell office:value-type="string" calcext:value-type="string">
            <text:p>Procamdag</text:p>
          </table:table-cell>
          <table:table-cell table:number-columns-repeated="102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hange of notation, draft correction</text:p>
          </table:table-cell>
          <table:table-cell office:value-type="string" calcext:value-type="string">
            <text:p>Salarisonderhandeling</text:p>
          </table:table-cell>
          <table:table-cell table:number-columns-repeated="1020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Kutdag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ves problemen, begonnen met simple aplicatie schrijven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heve strips, aplicatie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Unified Algo wont work :((</text:p>
          </table:table-cell>
          <table:table-cell office:value-type="string" calcext:value-type="string">
            <text:p>Rijles</text:p>
          </table:table-cell>
          <table:table-cell table:number-columns-repeated="102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eting, trying to find a better counterexample, reading on 5 connected graphs</text:p>
          </table:table-cell>
          <table:table-cell office:value-type="string" calcext:value-type="string">
            <text:p>Lesgeven</text:p>
          </table:table-cell>
          <table:table-cell table:number-columns-repeated="102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Work out general outline of new algo attempt. Try to answer questions proposed in the meeting</text:p>
          </table:table-cell>
          <table:table-cell office:value-type="string" calcext:value-type="string">
            <text:p>Timewax gesprek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Constructing a REL using construction steps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ll kinds of reearch. Mostly dual, planar seproto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nk little bit about “double fence” <text:s/>algoritm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Double fence, “crossing chords” and “evade NSP”</text:p>
          </table:table-cell>
          <table:table-cell office:value-type="string" calcext:value-type="string">
            <text:p>Rijles, Procam</text:p>
          </table:table-cell>
          <table:table-cell table:number-columns-repeated="1020"/>
        </table:table-row>
        <table:table-row table:style-name="ro1" table:number-rows-repeated="10484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date-style style:name="N121">
      <number:day/>
      <number:text>-</number:text>
      <number:month number:textual="true"/>
    </number:date-style>
    <number:time-style style:name="N122">
      <number:hours/>
      <number:text>:</number:text>
      <number:minutes number:style="long"/>
    </number:time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5">00/00/0000</text:date>, <text:time style:data-style-name="N2" text:time-value="18:33:27.2735904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meta:creation-date>2006-09-16T00:00:00Z</meta:creation-date>
    <dc:date>2016-12-05T18:36:19.617814234</dc:date>
    <meta:editing-cycles>53</meta:editing-cycles>
    <meta:editing-duration>PT3H56M26S</meta:editing-duration>
    <meta:document-statistic meta:table-count="1" meta:cell-count="244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